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   <style:style style:name="P1" style:family="paragraph" style:parent-style-name="Normal">
      <style:paragraph-properties fo:text-align="left" style:writing-mode="lr"/>
    </style:style>
  </office:automatic-styles>
  <office:body>
    <office:text>
      <text:p text:style-name="P1">&lt;h1&gt;Octave Mapping Toolbox&lt;/h1&gt;</text:p>
      <text:p text:style-name="P1">&lt;h2&gt;About&lt;/h2&gt;</text:p>
      <text:p text:style-name="P1">&lt;p&gt;</text:p>
      <text:p text:style-name="P1">GNU Octave is a (mostly Matlab&lt;sup&gt;&amp;reg;&lt;/sup&gt; compatible) high-level</text:p>
      <text:p text:style-name="P1">language, primarily intended for numerical computations. It provides a</text:p>
      <text:p text:style-name="P1">convenient command-line interface for solving linear and nonlinear</text:p>
      <text:p text:style-name="P1">problems numerically.</text:p>
      <text:p text:style-name="P1">&lt;p&gt;</text:p>
      <text:p text:style-name="P1">Octave uses some of the best and most respected numerical libraries as</text:p>
      <text:p text:style-name="P1">balgen, dassl, eispack, fftpack, lapack, linpack, minpack, odepack,</text:p>
      <text:p text:style-name="P1">ranlib, slatec-fn and villad. Octave can be dynamically extended with</text:p>
      <text:p text:style-name="P1">user-supplied C++ files. </text:p>
      <text:p text:style-name="P1">&lt;p&gt;</text:p>
      <text:p text:style-name="P1">The mapping toolbox includes functions for computing angular distances</text:p>
      <text:p text:style-name="P1">and displacements between points on a sphere, as well as the great circle</text:p>
      <text:p text:style-name="P1">azimuth. This Octave add-on package is part of the Octave-Forge project. </text:p>
      <text:p text:style-name="Normal"/>
      <text:p text:style-name="P1">&lt;h4&gt;Homepage&lt;/h4&gt;</text:p>
      <text:p text:style-name="P1"> &lt;a href="http://www.gnu.org/software/octave/"&gt;http://www.gnu.org/software/octave/&lt;/a&gt;</text:p>
      <text:p text:style-name="Normal"/>
      <text:p text:style-name="P1">&lt;h4&gt;License&lt;/h4&gt;</text:p>
      <text:p text:style-name="P1"> GNU General Public License (GPL) version 3</text:p>
      <text:p text:style-name="Normal"/>
      <text:p text:style-name="P1">&lt;h2&gt;Documentation&lt;/h2&gt;</text:p>
      <text:p text:style-name="Normal"/>
      <text:p text:style-name="P1">* "&lt;a href="http://www.gnu.org/software/octave/meetings/2006/octave_gis.pdf"&gt;&lt;i&gt;Bringing GIS to Octave&lt;/i&gt;"&lt;/a&gt; (PDF)</text:p>
      <text:p text:style-name="P1">&lt;br&gt;</text:p>
      <text:p text:style-name="P1">* Mapping toolbox &lt;a href="http://octave.sourceforge.net/doc/funref_mapping.html"&gt;function reference&lt;/a&gt;</text:p>
      <text:p text:style-name="Normal"/>
      <text:p text:style-name="P1">&lt;h3&gt;Quick example&lt;/h3&gt;</text:p>
      <text:p text:style-name="Normal"/>
      <text:p text:style-name="P1">Open a terminal and start the program by typing "octave".</text:p>
      <text:p text:style-name="P1">&lt;p&gt;</text:p>
      <text:p text:style-name="P1">&lt;b&gt;&amp;bull; Which way to Barcelona from Sydney?&lt;/b&gt;</text:p>
      <text:p text:style-name="P1">&lt;pre&gt;</text:p>
      <text:p text:style-name="P1"> <text:s text:c="2"/>sydney = [-33.8750 151.2005]</text:p>
      <text:p text:style-name="P1"> <text:s text:c="2"/>barcelona = [41+23/60 2+11/60]</text:p>
      <text:p text:style-name="Normal"/>
      <text:p text:style-name="P1"> <text:s text:c="2"/>dirn = azimuth(sydney, barcelona)</text:p>
      <text:p text:style-name="P1"> <text:s text:c="2"/>deg_symb = 176;</text:p>
      <text:p text:style-name="P1"> <text:s text:c="2"/>disp(['Heading: ' num2str(dirn) deg_symb])</text:p>
      <text:p text:style-name="P1">&lt;/pre&gt;</text:p>
      <text:p text:style-name="Normal"/>
      <text:p text:style-name="P1">&lt;b&gt;&amp;bull; How far's the trip? (roughly)&lt;/b&gt;</text:p>
      <text:p text:style-name="P1">&lt;pre&gt;</text:p>
      <text:p text:style-name="P1"> <text:s text:c="2"/>system('proj -le')</text:p>
      <text:p text:style-name="P1"> <text:s text:c="2"/>wgs84_a = 6378137.0 <text:s/>% major radius of the Earth, in meters</text:p>
      <text:p text:style-name="P1"> <text:s text:c="2"/>dist_deg = distance(sydney, barcelona)</text:p>
      <text:p text:style-name="P1"> <text:s text:c="2"/>dist_meters = pi * wgs84_a * (dist_deg / 360.0)</text:p>
      <text:p text:style-name="P1"> <text:s text:c="2"/>disp(['Distance: ' num2str(dist_meters / 1000) ' km'])</text:p>
      <text:p text:style-name="P1">&lt;/pre&gt;</text:p>
      <text:p text:style-name="Normal"/>
      <text:p text:style-name="P1">Type "exit" to leave.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Liberation Serif"/>
  </office:font-face-decls>
  <office:styles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Liberation Serif" fo:font-size="12pt" fo:font-weight="normal" fo:background-color="transparent"/>
    </style:style>
  </office:styles>
  <office:automatic-styles>
    <style:page-layout style:name="Standard">
      <style:page-layout-properties fo:page-width="210.000000mm" fo:page-height="297.000000mm" style:print-orientation="portrait" fo:margin-top="28.000000mm" fo:margin-bottom="28.000000mm" fo:margin-left="28.000000mm" fo:margin-right="28.000000m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